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5 年 3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91477" calcext:value-type="float">
            <text:p><text:s text:c="3"/>91,477</text:p>
          </table:table-cell>
          <table:table-cell table:style-name="ce35" office:value-type="float" office:value="3669" calcext:value-type="float">
            <text:p><text:s text:c="3"/>3,669</text:p>
          </table:table-cell>
          <table:table-cell table:style-name="ce35" office:value-type="float" office:value="9135" calcext:value-type="float">
            <text:p><text:s text:c="3"/>9,135</text:p>
          </table:table-cell>
          <table:table-cell table:style-name="ce35" office:value-type="float" office:value="6839" calcext:value-type="float">
            <text:p><text:s text:c="3"/>6,839</text:p>
          </table:table-cell>
          <table:table-cell table:style-name="ce35" office:value-type="float" office:value="2810" calcext:value-type="float">
            <text:p><text:s text:c="3"/>2,810</text:p>
          </table:table-cell>
          <table:table-cell table:style-name="ce35" office:value-type="float" office:value="3359" calcext:value-type="float">
            <text:p><text:s text:c="3"/>3,359</text:p>
          </table:table-cell>
          <table:table-cell table:style-name="ce35" office:value-type="float" office:value="2098" calcext:value-type="float">
            <text:p><text:s text:c="3"/>2,098</text:p>
          </table:table-cell>
          <table:table-cell table:style-name="ce35" office:value-type="float" office:value="3323" calcext:value-type="float">
            <text:p><text:s text:c="3"/>3,323</text:p>
          </table:table-cell>
          <table:table-cell table:style-name="ce35" office:value-type="float" office:value="9564" calcext:value-type="float">
            <text:p><text:s text:c="3"/>9,564</text:p>
          </table:table-cell>
          <table:table-cell table:style-name="ce35" office:value-type="float" office:value="511" calcext:value-type="float">
            <text:p><text:s text:c="3"/>511</text:p>
          </table:table-cell>
          <table:table-cell table:style-name="ce36" office:value-type="float" office:value="2" calcext:value-type="float">
            <text:p>2</text:p>
          </table:table-cell>
          <table:table-cell table:style-name="ce35" office:value-type="float" office:value="4267" calcext:value-type="float">
            <text:p><text:s text:c="3"/>4,267</text:p>
          </table:table-cell>
          <table:table-cell table:style-name="ce35" office:value-type="float" office:value="44431" calcext:value-type="float">
            <text:p><text:s text:c="3"/>44,431</text:p>
          </table:table-cell>
          <table:table-cell table:style-name="ce35" office:value-type="float" office:value="1454" calcext:value-type="float">
            <text:p><text:s text:c="3"/>1,4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91733" calcext:value-type="float">
            <text:p><text:s text:c="3"/>91,733</text:p>
          </table:table-cell>
          <table:table-cell table:style-name="ce35" office:value-type="float" office:value="5346" calcext:value-type="float">
            <text:p><text:s text:c="3"/>5,346</text:p>
          </table:table-cell>
          <table:table-cell table:style-name="ce35" office:value-type="float" office:value="7620" calcext:value-type="float">
            <text:p><text:s text:c="3"/>7,620</text:p>
          </table:table-cell>
          <table:table-cell table:style-name="ce35" office:value-type="float" office:value="6366" calcext:value-type="float">
            <text:p><text:s text:c="3"/>6,366</text:p>
          </table:table-cell>
          <table:table-cell table:style-name="ce35" office:value-type="float" office:value="5208" calcext:value-type="float">
            <text:p><text:s text:c="3"/>5,208</text:p>
          </table:table-cell>
          <table:table-cell table:style-name="ce35" office:value-type="float" office:value="4166" calcext:value-type="float">
            <text:p><text:s text:c="3"/>4,166</text:p>
          </table:table-cell>
          <table:table-cell table:style-name="ce35" office:value-type="float" office:value="2182" calcext:value-type="float">
            <text:p><text:s text:c="3"/>2,182</text:p>
          </table:table-cell>
          <table:table-cell table:style-name="ce35" office:value-type="float" office:value="3405" calcext:value-type="float">
            <text:p><text:s text:c="3"/>3,405</text:p>
          </table:table-cell>
          <table:table-cell table:style-name="ce35" office:value-type="float" office:value="8179" calcext:value-type="float">
            <text:p><text:s text:c="3"/>8,179</text:p>
          </table:table-cell>
          <table:table-cell table:style-name="ce35" office:value-type="float" office:value="513" calcext:value-type="float">
            <text:p><text:s text:c="3"/>513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4267" calcext:value-type="float">
            <text:p><text:s text:c="3"/>4,267</text:p>
          </table:table-cell>
          <table:table-cell table:style-name="ce35" office:value-type="float" office:value="44431" calcext:value-type="float">
            <text:p><text:s text:c="3"/>44,431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9" office:value-type="float" office:value="-256" calcext:value-type="float">
            <text:p>－256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1511" calcext:value-type="float">
            <text:p><text:s text:c="3"/>41,511</text:p>
          </table:table-cell>
          <table:table-cell table:style-name="ce35" office:value-type="float" office:value="1729" calcext:value-type="float">
            <text:p><text:s text:c="3"/>1,729</text:p>
          </table:table-cell>
          <table:table-cell table:style-name="ce35" office:value-type="float" office:value="4314" calcext:value-type="float">
            <text:p><text:s text:c="3"/>4,314</text:p>
          </table:table-cell>
          <table:table-cell table:style-name="ce35" office:value-type="float" office:value="3287" calcext:value-type="float">
            <text:p><text:s text:c="3"/>3,287</text:p>
          </table:table-cell>
          <table:table-cell table:style-name="ce35" office:value-type="float" office:value="1287" calcext:value-type="float">
            <text:p><text:s text:c="3"/>1,287</text:p>
          </table:table-cell>
          <table:table-cell table:style-name="ce35" office:value-type="float" office:value="1506" calcext:value-type="float">
            <text:p><text:s text:c="3"/>1,506</text:p>
          </table:table-cell>
          <table:table-cell table:style-name="ce35" office:value-type="float" office:value="949" calcext:value-type="float">
            <text:p><text:s text:c="3"/>949</text:p>
          </table:table-cell>
          <table:table-cell table:style-name="ce35" office:value-type="float" office:value="1533" calcext:value-type="float">
            <text:p><text:s text:c="3"/>1,533</text:p>
          </table:table-cell>
          <table:table-cell table:style-name="ce35" office:value-type="float" office:value="4402" calcext:value-type="float">
            <text:p><text:s text:c="3"/>4,402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7" office:value-type="float" office:value="2" calcext:value-type="float">
            <text:p>2</text:p>
          </table:table-cell>
          <table:table-cell table:style-name="ce35" office:value-type="float" office:value="1950" calcext:value-type="float">
            <text:p><text:s text:c="3"/>1,950</text:p>
          </table:table-cell>
          <table:table-cell table:style-name="ce35" office:value-type="float" office:value="19850" calcext:value-type="float">
            <text:p><text:s text:c="3"/>19,850</text:p>
          </table:table-cell>
          <table:table-cell table:style-name="ce35" office:value-type="float" office:value="390" calcext:value-type="float">
            <text:p><text:s text:c="3"/>390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1832" calcext:value-type="float">
            <text:p><text:s text:c="3"/>41,832</text:p>
          </table:table-cell>
          <table:table-cell table:style-name="ce35" office:value-type="float" office:value="2435" calcext:value-type="float">
            <text:p><text:s text:c="3"/>2,435</text:p>
          </table:table-cell>
          <table:table-cell table:style-name="ce35" office:value-type="float" office:value="3519" calcext:value-type="float">
            <text:p><text:s text:c="3"/>3,519</text:p>
          </table:table-cell>
          <table:table-cell table:style-name="ce35" office:value-type="float" office:value="2961" calcext:value-type="float">
            <text:p><text:s text:c="3"/>2,961</text:p>
          </table:table-cell>
          <table:table-cell table:style-name="ce35" office:value-type="float" office:value="2470" calcext:value-type="float">
            <text:p><text:s text:c="3"/>2,470</text:p>
          </table:table-cell>
          <table:table-cell table:style-name="ce35" office:value-type="float" office:value="1846" calcext:value-type="float">
            <text:p><text:s text:c="3"/>1,846</text:p>
          </table:table-cell>
          <table:table-cell table:style-name="ce35" office:value-type="float" office:value="948" calcext:value-type="float">
            <text:p><text:s text:c="3"/>948</text:p>
          </table:table-cell>
          <table:table-cell table:style-name="ce35" office:value-type="float" office:value="1610" calcext:value-type="float">
            <text:p><text:s text:c="3"/>1,610</text:p>
          </table:table-cell>
          <table:table-cell table:style-name="ce35" office:value-type="float" office:value="3952" calcext:value-type="float">
            <text:p><text:s text:c="3"/>3,952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950" calcext:value-type="float">
            <text:p><text:s text:c="3"/>1,950</text:p>
          </table:table-cell>
          <table:table-cell table:style-name="ce35" office:value-type="float" office:value="19850" calcext:value-type="float">
            <text:p><text:s text:c="3"/>19,85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58" office:value-type="float" office:value="-321" calcext:value-type="float">
            <text:p>－321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49966" calcext:value-type="float">
            <text:p><text:s text:c="3"/>49,966</text:p>
          </table:table-cell>
          <table:table-cell table:style-name="ce35" office:value-type="float" office:value="1940" calcext:value-type="float">
            <text:p><text:s text:c="3"/>1,940</text:p>
          </table:table-cell>
          <table:table-cell table:style-name="ce35" office:value-type="float" office:value="4821" calcext:value-type="float">
            <text:p><text:s text:c="3"/>4,821</text:p>
          </table:table-cell>
          <table:table-cell table:style-name="ce35" office:value-type="float" office:value="3552" calcext:value-type="float">
            <text:p><text:s text:c="3"/>3,552</text:p>
          </table:table-cell>
          <table:table-cell table:style-name="ce35" office:value-type="float" office:value="1523" calcext:value-type="float">
            <text:p><text:s text:c="3"/>1,523</text:p>
          </table:table-cell>
          <table:table-cell table:style-name="ce35" office:value-type="float" office:value="1853" calcext:value-type="float">
            <text:p><text:s text:c="3"/>1,853</text:p>
          </table:table-cell>
          <table:table-cell table:style-name="ce35" office:value-type="float" office:value="1149" calcext:value-type="float">
            <text:p><text:s text:c="3"/>1,149</text:p>
          </table:table-cell>
          <table:table-cell table:style-name="ce35" office:value-type="float" office:value="1790" calcext:value-type="float">
            <text:p><text:s text:c="3"/>1,790</text:p>
          </table:table-cell>
          <table:table-cell table:style-name="ce35" office:value-type="float" office:value="5162" calcext:value-type="float">
            <text:p><text:s text:c="3"/>5,162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317" calcext:value-type="float">
            <text:p><text:s text:c="3"/>2,317</text:p>
          </table:table-cell>
          <table:table-cell table:style-name="ce35" office:value-type="float" office:value="24581" calcext:value-type="float">
            <text:p><text:s text:c="3"/>24,581</text:p>
          </table:table-cell>
          <table:table-cell table:style-name="ce35" office:value-type="float" office:value="1064" calcext:value-type="float">
            <text:p><text:s text:c="3"/>1,06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49901" calcext:value-type="float">
            <text:p><text:s text:c="3"/>49,901</text:p>
          </table:table-cell>
          <table:table-cell table:style-name="ce35" office:value-type="float" office:value="2911" calcext:value-type="float">
            <text:p><text:s text:c="3"/>2,911</text:p>
          </table:table-cell>
          <table:table-cell table:style-name="ce35" office:value-type="float" office:value="4101" calcext:value-type="float">
            <text:p><text:s text:c="3"/>4,101</text:p>
          </table:table-cell>
          <table:table-cell table:style-name="ce35" office:value-type="float" office:value="3405" calcext:value-type="float">
            <text:p><text:s text:c="3"/>3,405</text:p>
          </table:table-cell>
          <table:table-cell table:style-name="ce35" office:value-type="float" office:value="2738" calcext:value-type="float">
            <text:p><text:s text:c="3"/>2,738</text:p>
          </table:table-cell>
          <table:table-cell table:style-name="ce35" office:value-type="float" office:value="2320" calcext:value-type="float">
            <text:p><text:s text:c="3"/>2,320</text:p>
          </table:table-cell>
          <table:table-cell table:style-name="ce35" office:value-type="float" office:value="1234" calcext:value-type="float">
            <text:p><text:s text:c="3"/>1,234</text:p>
          </table:table-cell>
          <table:table-cell table:style-name="ce35" office:value-type="float" office:value="1795" calcext:value-type="float">
            <text:p><text:s text:c="3"/>1,795</text:p>
          </table:table-cell>
          <table:table-cell table:style-name="ce35" office:value-type="float" office:value="4227" calcext:value-type="float">
            <text:p><text:s text:c="3"/>4,227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317" calcext:value-type="float">
            <text:p><text:s text:c="3"/>2,317</text:p>
          </table:table-cell>
          <table:table-cell table:style-name="ce35" office:value-type="float" office:value="24581" calcext:value-type="float">
            <text:p><text:s text:c="3"/>24,581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4612" calcext:value-type="float">
            <text:p>14,612</text:p>
          </table:table-cell>
          <table:table-cell table:style-name="ce36" office:value-type="float" office:value="832" calcext:value-type="float">
            <text:p>83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993" calcext:value-type="float">
            <text:p>3,993</text:p>
          </table:table-cell>
          <table:table-cell table:style-name="ce36" office:value-type="float" office:value="860" calcext:value-type="float">
            <text:p>860</text:p>
          </table:table-cell>
          <table:table-cell table:style-name="ce36" office:value-type="float" office:value="361" calcext:value-type="float">
            <text:p>361</text:p>
          </table:table-cell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1760" calcext:value-type="float">
            <text:p>1,760</text:p>
          </table:table-cell>
          <table:table-cell table:style-name="ce36" office:value-type="float" office:value="136" calcext:value-type="float">
            <text:p>13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856" calcext:value-type="float">
            <text:p>5,856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6108" calcext:value-type="float">
            <text:p>16,108</text:p>
          </table:table-cell>
          <table:table-cell table:style-name="ce36" office:value-type="float" office:value="1111" calcext:value-type="float">
            <text:p>1,11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927" calcext:value-type="float">
            <text:p>3,927</text:p>
          </table:table-cell>
          <table:table-cell table:style-name="ce36" office:value-type="float" office:value="1855" calcext:value-type="float">
            <text:p>1,855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352" calcext:value-type="float">
            <text:p>352</text:p>
          </table:table-cell>
          <table:table-cell table:style-name="ce36" office:value-type="float" office:value="2131" calcext:value-type="float">
            <text:p>2,131</text:p>
          </table:table-cell>
          <table:table-cell table:style-name="ce36" office:value-type="float" office:value="149" calcext:value-type="float">
            <text:p>14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856" calcext:value-type="float">
            <text:p>5,85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-1496" calcext:value-type="float">
            <text:p><text:s/>－1,496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6617" calcext:value-type="float">
            <text:p>6,617</text:p>
          </table:table-cell>
          <table:table-cell table:style-name="ce37" office:value-type="float" office:value="369" calcext:value-type="float">
            <text:p>36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87" calcext:value-type="float">
            <text:p>1,887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837" calcext:value-type="float">
            <text:p>837</text:p>
          </table:table-cell>
          <table:table-cell table:style-name="ce37" office:value-type="float" office:value="81" calcext:value-type="float">
            <text:p>8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626" calcext:value-type="float">
            <text:p>2,626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448" calcext:value-type="float">
            <text:p>7,448</text:p>
          </table:table-cell>
          <table:table-cell table:style-name="ce37" office:value-type="float" office:value="505" calcext:value-type="float">
            <text:p>50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43" calcext:value-type="float">
            <text:p>1,843</text:p>
          </table:table-cell>
          <table:table-cell table:style-name="ce37" office:value-type="float" office:value="868" calcext:value-type="float">
            <text:p>868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024" calcext:value-type="float">
            <text:p>1,024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626" calcext:value-type="float">
            <text:p>2,62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style-name="ce61" office:value-type="float" office:value="-831" calcext:value-type="float">
            <text:p><text:s/>－831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7995" calcext:value-type="float">
            <text:p>7,995</text:p>
          </table:table-cell>
          <table:table-cell table:style-name="ce38" office:value-type="float" office:value="463" calcext:value-type="float">
            <text:p>46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06" calcext:value-type="float">
            <text:p>2,106</text:p>
          </table:table-cell>
          <table:table-cell table:style-name="ce38" office:value-type="float" office:value="481" calcext:value-type="float">
            <text:p>481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923" calcext:value-type="float">
            <text:p>923</text:p>
          </table:table-cell>
          <table:table-cell table:style-name="ce38" office:value-type="float" office:value="55" calcext:value-type="float">
            <text:p>5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230" calcext:value-type="float">
            <text:p>3,230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660" calcext:value-type="float">
            <text:p>8,660</text:p>
          </table:table-cell>
          <table:table-cell table:style-name="ce38" office:value-type="float" office:value="606" calcext:value-type="float">
            <text:p>6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84" calcext:value-type="float">
            <text:p>2,084</text:p>
          </table:table-cell>
          <table:table-cell table:style-name="ce38" office:value-type="float" office:value="987" calcext:value-type="float">
            <text:p>987</text:p>
          </table:table-cell>
          <table:table-cell table:style-name="ce38" office:value-type="float" office:value="264" calcext:value-type="float">
            <text:p>264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1107" calcext:value-type="float">
            <text:p>1,107</text:p>
          </table:table-cell>
          <table:table-cell table:style-name="ce38" office:value-type="float" office:value="69" calcext:value-type="float">
            <text:p>6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230" calcext:value-type="float">
            <text:p>3,23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-665" calcext:value-type="float">
            <text:p><text:s/>－665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2870" calcext:value-type="float">
            <text:p>12,870</text:p>
          </table:table-cell>
          <table:table-cell table:style-name="ce36" office:value-type="float" office:value="1179" calcext:value-type="float">
            <text:p>1,179</text:p>
          </table:table-cell>
          <table:table-cell table:style-name="ce36" office:value-type="float" office:value="3927" calcext:value-type="float">
            <text:p>3,92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186" calcext:value-type="float">
            <text:p>1,186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040" calcext:value-type="float">
            <text:p>5,040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3364" calcext:value-type="float">
            <text:p>13,364</text:p>
          </table:table-cell>
          <table:table-cell table:style-name="ce36" office:value-type="float" office:value="1478" calcext:value-type="float">
            <text:p>1,478</text:p>
          </table:table-cell>
          <table:table-cell table:style-name="ce36" office:value-type="float" office:value="3993" calcext:value-type="float">
            <text:p>3,99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847" calcext:value-type="float">
            <text:p>847</text:p>
          </table:table-cell>
          <table:table-cell table:style-name="ce36" office:value-type="float" office:value="395" calcext:value-type="float">
            <text:p>395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1114" calcext:value-type="float">
            <text:p>1,114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040" calcext:value-type="float">
            <text:p>5,04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-494" calcext:value-type="float">
            <text:p><text:s/>－494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60" calcext:value-type="float">
            <text:p>5,860</text:p>
          </table:table-cell>
          <table:table-cell table:style-name="ce37" office:value-type="float" office:value="552" calcext:value-type="float">
            <text:p>552</text:p>
          </table:table-cell>
          <table:table-cell table:style-name="ce37" office:value-type="float" office:value="1843" calcext:value-type="float">
            <text:p>1,84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541" calcext:value-type="float">
            <text:p>541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238" calcext:value-type="float">
            <text:p>2,238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195" calcext:value-type="float">
            <text:p>6,195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office:value-type="float" office:value="1887" calcext:value-type="float">
            <text:p>1,88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238" calcext:value-type="float">
            <text:p>2,23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-335" calcext:value-type="float">
            <text:p><text:s/>－335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7010" calcext:value-type="float">
            <text:p>7,010</text:p>
          </table:table-cell>
          <table:table-cell table:style-name="ce38" office:value-type="float" office:value="627" calcext:value-type="float">
            <text:p>627</text:p>
          </table:table-cell>
          <table:table-cell table:style-name="ce38" office:value-type="float" office:value="2084" calcext:value-type="float">
            <text:p>2,0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8" calcext:value-type="float">
            <text:p>248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645" calcext:value-type="float">
            <text:p>645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802" calcext:value-type="float">
            <text:p>2,802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169" calcext:value-type="float">
            <text:p>7,169</text:p>
          </table:table-cell>
          <table:table-cell table:style-name="ce38" office:value-type="float" office:value="811" calcext:value-type="float">
            <text:p>811</text:p>
          </table:table-cell>
          <table:table-cell table:style-name="ce38" office:value-type="float" office:value="2106" calcext:value-type="float">
            <text:p>2,1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56" calcext:value-type="float">
            <text:p>456</text:p>
          </table:table-cell>
          <table:table-cell table:style-name="ce38" office:value-type="float" office:value="202" calcext:value-type="float">
            <text:p>202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532" calcext:value-type="float">
            <text:p>532</text:p>
          </table:table-cell>
          <table:table-cell table:style-name="ce38" office:value-type="float" office:value="27" calcext:value-type="float">
            <text:p>2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802" calcext:value-type="float">
            <text:p>2,80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-159" calcext:value-type="float">
            <text:p><text:s/>－159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9518" calcext:value-type="float">
            <text:p>9,518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855" calcext:value-type="float">
            <text:p>1,855</text:p>
          </table:table-cell>
          <table:table-cell table:style-name="ce36" office:value-type="float" office:value="847" calcext:value-type="float">
            <text:p>84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1673" calcext:value-type="float">
            <text:p>1,673</text:p>
          </table:table-cell>
          <table:table-cell table:style-name="ce36" office:value-type="float" office:value="101" calcext:value-type="float">
            <text:p>10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867" calcext:value-type="float">
            <text:p>3,867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121" calcext:value-type="float">
            <text:p>7,121</text:p>
          </table:table-cell>
          <table:table-cell table:style-name="ce36" office:value-type="float" office:value="441" calcext:value-type="float">
            <text:p>441</text:p>
          </table:table-cell>
          <table:table-cell table:style-name="ce36" office:value-type="float" office:value="860" calcext:value-type="float">
            <text:p>860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941" calcext:value-type="float">
            <text:p>941</text:p>
          </table:table-cell>
          <table:table-cell table:style-name="ce36" office:value-type="float" office:value="63" calcext:value-type="float">
            <text:p>6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867" calcext:value-type="float">
            <text:p>3,86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60" office:value-type="float" office:value="2397" calcext:value-type="float">
            <text:p>2,397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387" calcext:value-type="float">
            <text:p>4,387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868" calcext:value-type="float">
            <text:p>868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809" calcext:value-type="float">
            <text:p>809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748" calcext:value-type="float">
            <text:p>1,748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246" calcext:value-type="float">
            <text:p>3,246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748" calcext:value-type="float">
            <text:p>1,74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1141" calcext:value-type="float">
            <text:p>1,141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131" calcext:value-type="float">
            <text:p>5,131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987" calcext:value-type="float">
            <text:p>987</text:p>
          </table:table-cell>
          <table:table-cell table:style-name="ce38" office:value-type="float" office:value="456" calcext:value-type="float">
            <text:p>45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864" calcext:value-type="float">
            <text:p>864</text:p>
          </table:table-cell>
          <table:table-cell table:style-name="ce38" office:value-type="float" office:value="47" calcext:value-type="float">
            <text:p>4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119" calcext:value-type="float">
            <text:p>2,119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875" calcext:value-type="float">
            <text:p>3,875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481" calcext:value-type="float">
            <text:p>481</text:p>
          </table:table-cell>
          <table:table-cell table:style-name="ce38" office:value-type="float" office:value="248" calcext:value-type="float">
            <text:p>2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465" calcext:value-type="float">
            <text:p>465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119" calcext:value-type="float">
            <text:p>2,119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1" office:value-type="float" office:value="1256" calcext:value-type="float">
            <text:p>1,256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1612" calcext:value-type="float">
            <text:p>11,612</text:p>
          </table:table-cell>
          <table:table-cell table:style-name="ce36" office:value-type="float" office:value="294" calcext:value-type="float">
            <text:p>294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395" calcext:value-type="float">
            <text:p>39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296" calcext:value-type="float">
            <text:p>296</text:p>
          </table:table-cell>
          <table:table-cell table:style-name="ce36" office:value-type="float" office:value="2494" calcext:value-type="float">
            <text:p>2,49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012" calcext:value-type="float">
            <text:p>7,012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840" calcext:value-type="float">
            <text:p>10,840</text:p>
          </table:table-cell>
          <table:table-cell table:style-name="ce36" office:value-type="float" office:value="464" calcext:value-type="float">
            <text:p>464</text:p>
          </table:table-cell>
          <table:table-cell table:style-name="ce36" office:value-type="float" office:value="361" calcext:value-type="float">
            <text:p>361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263" calcext:value-type="float">
            <text:p>263</text:p>
          </table:table-cell>
          <table:table-cell table:style-name="ce36" office:value-type="float" office:value="1897" calcext:value-type="float">
            <text:p>1,897</text:p>
          </table:table-cell>
          <table:table-cell table:style-name="ce36" office:value-type="float" office:value="63" calcext:value-type="float">
            <text:p>6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012" calcext:value-type="float">
            <text:p>7,01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772" calcext:value-type="float">
            <text:p>772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5156" calcext:value-type="float">
            <text:p>5,156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061" calcext:value-type="float">
            <text:p>1,06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111" calcext:value-type="float">
            <text:p>3,11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831" calcext:value-type="float">
            <text:p>4,831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853" calcext:value-type="float">
            <text:p>853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111" calcext:value-type="float">
            <text:p>3,11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325" calcext:value-type="float">
            <text:p>325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6456" calcext:value-type="float">
            <text:p>6,456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264" calcext:value-type="float">
            <text:p>264</text:p>
          </table:table-cell>
          <table:table-cell table:style-name="ce38" office:value-type="float" office:value="202" calcext:value-type="float">
            <text:p>202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433" calcext:value-type="float">
            <text:p>1,433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01" calcext:value-type="float">
            <text:p>3,901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009" calcext:value-type="float">
            <text:p>6,009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044" calcext:value-type="float">
            <text:p>1,044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01" calcext:value-type="float">
            <text:p>3,90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61" office:value-type="float" office:value="447" calcext:value-type="float">
            <text:p>447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6696" calcext:value-type="float">
            <text:p>6,696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24" calcext:value-type="float">
            <text:p>724</text:p>
          </table:table-cell>
          <table:table-cell table:style-name="ce36" office:value-type="float" office:value="734" calcext:value-type="float">
            <text:p>734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277" calcext:value-type="float">
            <text:p>4,27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689" calcext:value-type="float">
            <text:p>6,689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620" calcext:value-type="float">
            <text:p>620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277" calcext:value-type="float">
            <text:p>4,2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-</text:p>
          </table:table-cell>
          <table:table-cell table:style-name="ce60" office:value-type="float" office:value="7" calcext:value-type="float">
            <text:p>7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896" calcext:value-type="float">
            <text:p>2,896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68" calcext:value-type="float">
            <text:p>1,86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950" calcext:value-type="float">
            <text:p>2,950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0" calcext:value-type="float">
            <text:p>-</text:p>
          </table:table-cell>
          <table:table-cell table:number-columns-repeated="2" table:style-name="ce37" office:value-type="float" office:value="290" calcext:value-type="float">
            <text:p>290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68" calcext:value-type="float">
            <text:p>1,86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-54" calcext:value-type="float">
            <text:p><text:s/>－54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3800" calcext:value-type="float">
            <text:p>3,800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4" calcext:value-type="float">
            <text:p>424</text:p>
          </table:table-cell>
          <table:table-cell table:style-name="ce38" office:value-type="float" office:value="416" calcext:value-type="float">
            <text:p>416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09" calcext:value-type="float">
            <text:p>2,40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39" calcext:value-type="float">
            <text:p>3,739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2" calcext:value-type="float">
            <text:p>362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09" calcext:value-type="float">
            <text:p>2,40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61" calcext:value-type="float">
            <text:p>61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11710" calcext:value-type="float">
            <text:p>11,710</text:p>
          </table:table-cell>
          <table:table-cell table:style-name="ce36" office:value-type="float" office:value="366" calcext:value-type="float">
            <text:p>366</text:p>
          </table:table-cell>
          <table:table-cell table:style-name="ce36" office:value-type="float" office:value="352" calcext:value-type="float">
            <text:p>352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263" calcext:value-type="float">
            <text:p>263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621" calcext:value-type="float">
            <text:p>1,621</text:p>
          </table:table-cell>
          <table:table-cell table:style-name="ce36" office:value-type="float" office:value="68" calcext:value-type="float">
            <text:p>6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784" calcext:value-type="float">
            <text:p>7,784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1720" calcext:value-type="float">
            <text:p>11,720</text:p>
          </table:table-cell>
          <table:table-cell table:style-name="ce36" office:value-type="float" office:value="606" calcext:value-type="float">
            <text:p>606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296" calcext:value-type="float">
            <text:p>296</text:p>
          </table:table-cell>
          <table:table-cell table:style-name="ce36" office:value-type="float" office:value="724" calcext:value-type="float">
            <text:p>72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394" calcext:value-type="float">
            <text:p>1,394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7784" calcext:value-type="float">
            <text:p>7,78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60" office:value-type="float" office:value="-10" calcext:value-type="float">
            <text:p><text:s/>－10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5288" calcext:value-type="float">
            <text:p>5,288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474" calcext:value-type="float">
            <text:p>3,47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283" calcext:value-type="float">
            <text:p>5,283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39" calcext:value-type="float">
            <text:p>139</text:p>
          </table:table-cell>
          <table:table-cell table:number-columns-repeated="2" table:style-name="ce37" office:value-type="float" office:value="138" calcext:value-type="float">
            <text:p>138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73" calcext:value-type="float">
            <text:p>673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474" calcext:value-type="float">
            <text:p>3,47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6422" calcext:value-type="float">
            <text:p>6,422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362" calcext:value-type="float">
            <text:p>3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47" calcext:value-type="float">
            <text:p>847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310" calcext:value-type="float">
            <text:p>4,310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437" calcext:value-type="float">
            <text:p>6,437</text:p>
          </table:table-cell>
          <table:table-cell table:style-name="ce38" office:value-type="float" office:value="334" calcext:value-type="float">
            <text:p>334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424" calcext:value-type="float">
            <text:p>4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21" calcext:value-type="float">
            <text:p>721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310" calcext:value-type="float">
            <text:p>4,31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-15" calcext:value-type="float">
            <text:p><text:s/>－15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23663" calcext:value-type="float">
            <text:p><text:s text:c="3"/>23,663</text:p>
          </table:table-cell>
          <table:table-cell table:style-name="ce39" office:value-type="float" office:value="537" calcext:value-type="float">
            <text:p><text:s text:c="3"/>537</text:p>
          </table:table-cell>
          <table:table-cell table:style-name="ce39" office:value-type="float" office:value="2131" calcext:value-type="float">
            <text:p><text:s text:c="3"/>2,131</text:p>
          </table:table-cell>
          <table:table-cell table:style-name="ce39" office:value-type="float" office:value="1114" calcext:value-type="float">
            <text:p><text:s text:c="3"/>1,114</text:p>
          </table:table-cell>
          <table:table-cell table:style-name="ce39" office:value-type="float" office:value="941" calcext:value-type="float">
            <text:p><text:s text:c="3"/>941</text:p>
          </table:table-cell>
          <table:table-cell table:style-name="ce39" office:value-type="float" office:value="1897" calcext:value-type="float">
            <text:p><text:s text:c="3"/>1,897</text:p>
          </table:table-cell>
          <table:table-cell table:style-name="ce39" office:value-type="float" office:value="620" calcext:value-type="float">
            <text:p><text:s text:c="3"/>620</text:p>
          </table:table-cell>
          <table:table-cell table:style-name="ce39" office:value-type="float" office:value="1394" calcext:value-type="float">
            <text:p><text:s text:c="3"/>1,394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82" calcext:value-type="float">
            <text:p><text:s text:c="3"/>8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4267" calcext:value-type="float">
            <text:p><text:s text:c="3"/>4,267</text:p>
          </table:table-cell>
          <table:table-cell table:style-name="ce39" office:value-type="float" office:value="10329" calcext:value-type="float">
            <text:p><text:s text:c="3"/>10,329</text:p>
          </table:table-cell>
          <table:table-cell table:style-name="ce39" office:value-type="float" office:value="346" calcext:value-type="float">
            <text:p><text:s text:c="3"/>34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5108" calcext:value-type="float">
            <text:p><text:s text:c="3"/>25,108</text:p>
          </table:table-cell>
          <table:table-cell table:style-name="ce39" office:value-type="float" office:value="928" calcext:value-type="float">
            <text:p><text:s text:c="3"/>928</text:p>
          </table:table-cell>
          <table:table-cell table:style-name="ce39" office:value-type="float" office:value="1760" calcext:value-type="float">
            <text:p><text:s text:c="3"/>1,760</text:p>
          </table:table-cell>
          <table:table-cell table:style-name="ce39" office:value-type="float" office:value="1186" calcext:value-type="float">
            <text:p><text:s text:c="3"/>1,186</text:p>
          </table:table-cell>
          <table:table-cell table:style-name="ce39" office:value-type="float" office:value="1673" calcext:value-type="float">
            <text:p><text:s text:c="3"/>1,673</text:p>
          </table:table-cell>
          <table:table-cell table:style-name="ce39" office:value-type="float" office:value="2494" calcext:value-type="float">
            <text:p><text:s text:c="3"/>2,494</text:p>
          </table:table-cell>
          <table:table-cell table:style-name="ce39" office:value-type="float" office:value="734" calcext:value-type="float">
            <text:p><text:s text:c="3"/>734</text:p>
          </table:table-cell>
          <table:table-cell table:style-name="ce39" office:value-type="float" office:value="1621" calcext:value-type="float">
            <text:p><text:s text:c="3"/>1,621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96" calcext:value-type="float">
            <text:p><text:s text:c="3"/>96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4267" calcext:value-type="float">
            <text:p><text:s text:c="3"/>4,267</text:p>
          </table:table-cell>
          <table:table-cell table:style-name="ce39" office:value-type="float" office:value="10329" calcext:value-type="float">
            <text:p><text:s text:c="3"/>10,329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60" office:value-type="float" office:value="-1445" calcext:value-type="float">
            <text:p><text:s/>－1,445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10884" calcext:value-type="float">
            <text:p><text:s text:c="3"/>10,884</text:p>
          </table:table-cell>
          <table:table-cell table:style-name="ce40" office:value-type="float" office:value="277" calcext:value-type="float">
            <text:p><text:s text:c="3"/>277</text:p>
          </table:table-cell>
          <table:table-cell table:style-name="ce40" office:value-type="float" office:value="1024" calcext:value-type="float">
            <text:p><text:s text:c="3"/>1,024</text:p>
          </table:table-cell>
          <table:table-cell table:style-name="ce40" office:value-type="float" office:value="582" calcext:value-type="float">
            <text:p><text:s text:c="3"/>582</text:p>
          </table:table-cell>
          <table:table-cell table:style-name="ce40" office:value-type="float" office:value="476" calcext:value-type="float">
            <text:p><text:s text:c="3"/>476</text:p>
          </table:table-cell>
          <table:table-cell table:style-name="ce40" office:value-type="float" office:value="853" calcext:value-type="float">
            <text:p><text:s text:c="3"/>853</text:p>
          </table:table-cell>
          <table:table-cell table:style-name="ce40" office:value-type="float" office:value="290" calcext:value-type="float">
            <text:p><text:s text:c="3"/>290</text:p>
          </table:table-cell>
          <table:table-cell table:style-name="ce40" office:value-type="float" office:value="673" calcext:value-type="float">
            <text:p><text:s text:c="3"/>673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54" calcext:value-type="float">
            <text:p><text:s text:c="3"/>54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950" calcext:value-type="float">
            <text:p><text:s text:c="3"/>1,950</text:p>
          </table:table-cell>
          <table:table-cell table:style-name="ce40" office:value-type="float" office:value="4644" calcext:value-type="float">
            <text:p><text:s text:c="3"/>4,644</text:p>
          </table:table-cell>
          <table:table-cell table:style-name="ce40" office:value-type="float" office:value="57" calcext:value-type="float">
            <text:p><text:s text:c="3"/>5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11431" calcext:value-type="float">
            <text:p><text:s text:c="3"/>11,431</text:p>
          </table:table-cell>
          <table:table-cell table:style-name="ce40" office:value-type="float" office:value="433" calcext:value-type="float">
            <text:p><text:s text:c="3"/>433</text:p>
          </table:table-cell>
          <table:table-cell table:style-name="ce40" office:value-type="float" office:value="837" calcext:value-type="float">
            <text:p><text:s text:c="3"/>837</text:p>
          </table:table-cell>
          <table:table-cell table:style-name="ce40" office:value-type="float" office:value="541" calcext:value-type="float">
            <text:p><text:s text:c="3"/>541</text:p>
          </table:table-cell>
          <table:table-cell table:style-name="ce40" office:value-type="float" office:value="809" calcext:value-type="float">
            <text:p><text:s text:c="3"/>809</text:p>
          </table:table-cell>
          <table:table-cell table:style-name="ce40" office:value-type="float" office:value="1061" calcext:value-type="float">
            <text:p><text:s text:c="3"/>1,061</text:p>
          </table:table-cell>
          <table:table-cell table:style-name="ce40" office:value-type="float" office:value="318" calcext:value-type="float">
            <text:p><text:s text:c="3"/>318</text:p>
          </table:table-cell>
          <table:table-cell table:style-name="ce40" office:value-type="float" office:value="774" calcext:value-type="float">
            <text:p><text:s text:c="3"/>774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62" calcext:value-type="float">
            <text:p><text:s text:c="3"/>62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950" calcext:value-type="float">
            <text:p><text:s text:c="3"/>1,950</text:p>
          </table:table-cell>
          <table:table-cell table:style-name="ce40" office:value-type="float" office:value="4644" calcext:value-type="float">
            <text:p><text:s text:c="3"/>4,644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61" office:value-type="float" office:value="-547" calcext:value-type="float">
            <text:p><text:s/>－547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12779" calcext:value-type="float">
            <text:p><text:s text:c="3"/>12,779</text:p>
          </table:table-cell>
          <table:table-cell table:style-name="ce41" office:value-type="float" office:value="260" calcext:value-type="float">
            <text:p><text:s text:c="3"/>260</text:p>
          </table:table-cell>
          <table:table-cell table:style-name="ce41" office:value-type="float" office:value="1107" calcext:value-type="float">
            <text:p><text:s text:c="3"/>1,107</text:p>
          </table:table-cell>
          <table:table-cell table:style-name="ce41" office:value-type="float" office:value="532" calcext:value-type="float">
            <text:p><text:s text:c="3"/>532</text:p>
          </table:table-cell>
          <table:table-cell table:style-name="ce41" office:value-type="float" office:value="465" calcext:value-type="float">
            <text:p><text:s text:c="3"/>465</text:p>
          </table:table-cell>
          <table:table-cell table:style-name="ce41" office:value-type="float" office:value="1044" calcext:value-type="float">
            <text:p><text:s text:c="3"/>1,044</text:p>
          </table:table-cell>
          <table:table-cell table:style-name="ce41" office:value-type="float" office:value="330" calcext:value-type="float">
            <text:p><text:s text:c="3"/>330</text:p>
          </table:table-cell>
          <table:table-cell table:style-name="ce41" office:value-type="float" office:value="721" calcext:value-type="float">
            <text:p><text:s text:c="3"/>721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8" calcext:value-type="float">
            <text:p><text:s text:c="3"/>28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317" calcext:value-type="float">
            <text:p><text:s text:c="3"/>2,317</text:p>
          </table:table-cell>
          <table:table-cell table:style-name="ce41" office:value-type="float" office:value="5685" calcext:value-type="float">
            <text:p><text:s text:c="3"/>5,685</text:p>
          </table:table-cell>
          <table:table-cell table:style-name="ce41" office:value-type="float" office:value="289" calcext:value-type="float">
            <text:p><text:s text:c="3"/>289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13677" calcext:value-type="float">
            <text:p><text:s text:c="3"/>13,677</text:p>
          </table:table-cell>
          <table:table-cell table:style-name="ce41" office:value-type="float" office:value="495" calcext:value-type="float">
            <text:p><text:s text:c="3"/>495</text:p>
          </table:table-cell>
          <table:table-cell table:style-name="ce41" office:value-type="float" office:value="923" calcext:value-type="float">
            <text:p><text:s text:c="3"/>923</text:p>
          </table:table-cell>
          <table:table-cell table:style-name="ce41" office:value-type="float" office:value="645" calcext:value-type="float">
            <text:p><text:s text:c="3"/>645</text:p>
          </table:table-cell>
          <table:table-cell table:style-name="ce41" office:value-type="float" office:value="864" calcext:value-type="float">
            <text:p><text:s text:c="3"/>864</text:p>
          </table:table-cell>
          <table:table-cell table:style-name="ce41" office:value-type="float" office:value="1433" calcext:value-type="float">
            <text:p><text:s text:c="3"/>1,433</text:p>
          </table:table-cell>
          <table:table-cell table:style-name="ce41" office:value-type="float" office:value="416" calcext:value-type="float">
            <text:p><text:s text:c="3"/>416</text:p>
          </table:table-cell>
          <table:table-cell table:style-name="ce41" office:value-type="float" office:value="847" calcext:value-type="float">
            <text:p><text:s text:c="3"/>847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34" calcext:value-type="float">
            <text:p><text:s text:c="3"/>34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317" calcext:value-type="float">
            <text:p><text:s text:c="3"/>2,317</text:p>
          </table:table-cell>
          <table:table-cell table:style-name="ce41" office:value-type="float" office:value="5685" calcext:value-type="float">
            <text:p><text:s text:c="3"/>5,685</text:p>
          </table:table-cell>
          <table:table-cell table:style-name="ce41" office:value-type="float" office:value="10" calcext:value-type="float">
            <text:p><text:s text:c="3"/>10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61" office:value-type="float" office:value="-898" calcext:value-type="float">
            <text:p><text:s/>－898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99" calcext:value-type="float">
            <text:p>1,69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980" calcext:value-type="float">
            <text:p>98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18" calcext:value-type="float">
            <text:p>1,818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980" calcext:value-type="float">
            <text:p>98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19" calcext:value-type="float">
            <text:p><text:s/>－119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426" calcext:value-type="float">
            <text:p>42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426" calcext:value-type="float">
            <text:p>42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61" calcext:value-type="float">
            <text:p><text:s/>－61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24" calcext:value-type="float">
            <text:p>92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82" calcext:value-type="float">
            <text:p>98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58" calcext:value-type="float">
            <text:p><text:s/>－58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098" calcext:value-type="float">
            <text:p>2,09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7" calcext:value-type="float">
            <text:p>1,77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321" calcext:value-type="float">
            <text:p>32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45" calcext:value-type="float">
            <text:p>94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281" calcext:value-type="float">
            <text:p>28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3" calcext:value-type="float">
            <text:p>80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2"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281" calcext:value-type="float">
            <text:p>28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42" calcext:value-type="float">
            <text:p>142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153" calcext:value-type="float">
            <text:p>1,153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80" calcext:value-type="float">
            <text:p>380</text:p>
          </table:table-cell>
          <table:table-cell table:style-name="ce44" office:value-type="float" office:value="367" calcext:value-type="float">
            <text:p>367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74" calcext:value-type="float">
            <text:p>97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6" calcext:value-type="float">
            <text:p>236</text:p>
          </table:table-cell>
          <table:table-cell table:style-name="ce44" office:value-type="float" office:value="367" calcext:value-type="float">
            <text:p>36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179" calcext:value-type="float">
            <text:p>179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04" calcext:value-type="float">
            <text:p>1,50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704" calcext:value-type="float">
            <text:p>70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86" calcext:value-type="float">
            <text:p>1,98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704" calcext:value-type="float">
            <text:p>70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482" calcext:value-type="float">
            <text:p><text:s/>－482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69" calcext:value-type="float">
            <text:p>66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8" calcext:value-type="float">
            <text:p>84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292" calcext:value-type="float">
            <text:p>29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79" calcext:value-type="float">
            <text:p><text:s/>－17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35" calcext:value-type="float">
            <text:p>835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412" calcext:value-type="float">
            <text:p>41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138" calcext:value-type="float">
            <text:p>1,138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218" calcext:value-type="float">
            <text:p>21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9" calcext:value-type="float">
            <text:p>199</text:p>
          </table:table-cell>
          <table:table-cell table:style-name="ce44" office:value-type="float" office:value="412" calcext:value-type="float">
            <text:p>41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03" calcext:value-type="float">
            <text:p><text:s/>－303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3488" calcext:value-type="float">
            <text:p>3,488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2043" calcext:value-type="float">
            <text:p>2,04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60" calcext:value-type="float">
            <text:p>3,860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2043" calcext:value-type="float">
            <text:p>2,04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372" calcext:value-type="float">
            <text:p><text:s/>－372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592" calcext:value-type="float">
            <text:p>1,59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24" calcext:value-type="float">
            <text:p>22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950" calcext:value-type="float">
            <text:p>95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5" calcext:value-type="float">
            <text:p>1,795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950" calcext:value-type="float">
            <text:p>9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03" calcext:value-type="float">
            <text:p><text:s/>－203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896" calcext:value-type="float">
            <text:p>1,896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11" calcext:value-type="float">
            <text:p>31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1093" calcext:value-type="float">
            <text:p>1,093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65" calcext:value-type="float">
            <text:p>2,065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91" calcext:value-type="float">
            <text:p>391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9" calcext:value-type="float">
            <text:p>199</text:p>
          </table:table-cell>
          <table:table-cell table:style-name="ce44" office:value-type="float" office:value="1093" calcext:value-type="float">
            <text:p>1,09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63" office:value-type="float" office:value="-169" calcext:value-type="float">
            <text:p><text:s/>－169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63" calcext:value-type="float">
            <text:p>1,36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2" calcext:value-type="float">
            <text:p>1,582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219" calcext:value-type="float">
            <text:p><text:s/>－219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31" calcext:value-type="float">
            <text:p>63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5" calcext:value-type="float">
            <text:p>71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204" calcext:value-type="float">
            <text:p>20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84" calcext:value-type="float">
            <text:p><text:s/>－84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32" calcext:value-type="float">
            <text:p>73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9" calcext:value-type="float">
            <text:p>18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67" calcext:value-type="float">
            <text:p>867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53" calcext:value-type="float">
            <text:p>25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135" calcext:value-type="float">
            <text:p><text:s/>－135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83" calcext:value-type="float">
            <text:p>1,88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14" calcext:value-type="float">
            <text:p>2,114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747" calcext:value-type="float">
            <text:p>747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62" office:value-type="float" office:value="-231" calcext:value-type="float">
            <text:p><text:s/>－23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8" calcext:value-type="float">
            <text:p>188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9" calcext:value-type="float">
            <text:p>96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339" calcext:value-type="float">
            <text:p>33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77" calcext:value-type="float">
            <text:p><text:s/>－77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91" calcext:value-type="float">
            <text:p>99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3" calcext:value-type="float">
            <text:p>203</text:p>
          </table:table-cell>
          <table:table-cell table:style-name="ce44" office:value-type="float" office:value="408" calcext:value-type="float">
            <text:p>40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45" calcext:value-type="float">
            <text:p>1,14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5" calcext:value-type="float">
            <text:p>205</text:p>
          </table:table-cell>
          <table:table-cell table:style-name="ce44" office:value-type="float" office:value="408" calcext:value-type="float">
            <text:p>408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64" office:value-type="float" office:value="-154" calcext:value-type="float">
            <text:p><text:s/>－154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24" calcext:value-type="float">
            <text:p>1,42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38" calcext:value-type="float">
            <text:p>1,63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9" calcext:value-type="float">
            <text:p>619</text:p>
          </table:table-cell>
          <table:table-cell table:style-name="ce42" office:value-type="float" office:value="399" calcext:value-type="float">
            <text:p>39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14" calcext:value-type="float">
            <text:p><text:s/>－21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73" calcext:value-type="float">
            <text:p>67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28" calcext:value-type="float">
            <text:p>72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184" calcext:value-type="float">
            <text:p>1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55" calcext:value-type="float">
            <text:p><text:s/>－5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51" calcext:value-type="float">
            <text:p>75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office:value-type="float" office:value="215" calcext:value-type="float">
            <text:p>215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10" calcext:value-type="float">
            <text:p>91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3" calcext:value-type="float">
            <text:p>343</text:p>
          </table:table-cell>
          <table:table-cell table:style-name="ce44" office:value-type="float" office:value="215" calcext:value-type="float">
            <text:p>21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59" calcext:value-type="float">
            <text:p><text:s/>－159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959" calcext:value-type="float">
            <text:p>2,959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613" calcext:value-type="float">
            <text:p>6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1539" calcext:value-type="float">
            <text:p>1,53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206" calcext:value-type="float">
            <text:p>3,206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827" calcext:value-type="float">
            <text:p>8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539" calcext:value-type="float">
            <text:p>1,5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247" calcext:value-type="float">
            <text:p><text:s/>－24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377" calcext:value-type="float">
            <text:p>1,37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703" calcext:value-type="float">
            <text:p>70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61" calcext:value-type="float">
            <text:p>1,46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94" calcext:value-type="float">
            <text:p>3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703" calcext:value-type="float">
            <text:p>70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84" calcext:value-type="float">
            <text:p><text:s/>－8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582" calcext:value-type="float">
            <text:p>1,58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17" calcext:value-type="float">
            <text:p>3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836" calcext:value-type="float">
            <text:p>83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45" calcext:value-type="float">
            <text:p>1,745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433" calcext:value-type="float">
            <text:p>4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836" calcext:value-type="float">
            <text:p>83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63" calcext:value-type="float">
            <text:p><text:s/>－16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65" calcext:value-type="float">
            <text:p>76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3" calcext:value-type="float">
            <text:p><text:s/>－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3" calcext:value-type="float">
            <text:p>37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27" calcext:value-type="float">
            <text:p>12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4" calcext:value-type="float">
            <text:p>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88" calcext:value-type="float">
            <text:p>38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5" calcext:value-type="float">
            <text:p>39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7" calcext:value-type="float">
            <text:p><text:s/>－7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69" calcext:value-type="float">
            <text:p>1,56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933" calcext:value-type="float">
            <text:p>93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8" calcext:value-type="float">
            <text:p>1,61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933" calcext:value-type="float">
            <text:p>93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49" calcext:value-type="float">
            <text:p><text:s/>－4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04" calcext:value-type="float">
            <text:p>70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9" calcext:value-type="float">
            <text:p>72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401" calcext:value-type="float">
            <text:p>40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5" calcext:value-type="float">
            <text:p><text:s/>－2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65" calcext:value-type="float">
            <text:p>86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3" calcext:value-type="float">
            <text:p>3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532" calcext:value-type="float">
            <text:p>53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89" calcext:value-type="float">
            <text:p>889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532" calcext:value-type="float">
            <text:p>53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24" calcext:value-type="float">
            <text:p><text:s/>－2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03" calcext:value-type="float">
            <text:p>10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32" calcext:value-type="float">
            <text:p>3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80" calcext:value-type="float">
            <text:p>8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8" calcext:value-type="float">
            <text:p>1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4" calcext:value-type="float">
            <text:p>1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96" calcext:value-type="float">
            <text:p>1,59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9" calcext:value-type="float">
            <text:p>1,519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652" calcext:value-type="float">
            <text:p>65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77" calcext:value-type="float">
            <text:p>7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6" calcext:value-type="float">
            <text:p>68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95" calcext:value-type="float">
            <text:p>29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1" calcext:value-type="float">
            <text:p>2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89" calcext:value-type="float">
            <text:p>889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57" calcext:value-type="float">
            <text:p>35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33" calcext:value-type="float">
            <text:p>833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357" calcext:value-type="float">
            <text:p>35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56" calcext:value-type="float">
            <text:p>5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777" calcext:value-type="float">
            <text:p>1,777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611" calcext:value-type="float">
            <text:p>61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7" calcext:value-type="float">
            <text:p>1,687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611" calcext:value-type="float">
            <text:p>61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90" calcext:value-type="float">
            <text:p>90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26" calcext:value-type="float">
            <text:p>82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9" calcext:value-type="float">
            <text:p>69</text:p>
          </table:table-cell>
          <table:table-cell table:number-columns-repeated="2" table:style-name="ce43" office:value-type="float" office:value="41" calcext:value-type="float">
            <text:p>4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3" calcext:value-type="float">
            <text:p>263</text:p>
          </table:table-cell>
          <table:table-cell table:style-name="ce43" office:value-type="float" office:value="287" calcext:value-type="float">
            <text:p>28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2" calcext:value-type="float">
            <text:p>76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287" calcext:value-type="float">
            <text:p>28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64" calcext:value-type="float">
            <text:p>6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51" calcext:value-type="float">
            <text:p>951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324" calcext:value-type="float">
            <text:p>32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25" calcext:value-type="float">
            <text:p>925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94" calcext:value-type="float">
            <text:p>294</text:p>
          </table:table-cell>
          <table:table-cell table:style-name="ce44" office:value-type="float" office:value="324" calcext:value-type="float">
            <text:p>32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3" office:value-type="float" office:value="26" calcext:value-type="float">
            <text:p>2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03" calcext:value-type="float">
            <text:p>1,10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2" calcext:value-type="float">
            <text:p>1,13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262" calcext:value-type="float">
            <text:p>2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9" calcext:value-type="float">
            <text:p><text:s/>－2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103" calcext:value-type="float">
            <text:p>10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8" calcext:value-type="float">
            <text:p><text:s/>－2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31" calcext:value-type="float">
            <text:p>63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0" calcext:value-type="float">
            <text:p>310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32" calcext:value-type="float">
            <text:p>63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2" table:style-name="ce44" office:value-type="float" office:value="35" calcext:value-type="float">
            <text:p>3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9" calcext:value-type="float">
            <text:p>259</text:p>
          </table:table-cell>
          <table:table-cell table:style-name="ce44" office:value-type="float" office:value="159" calcext:value-type="float">
            <text:p>15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" calcext:value-type="float">
            <text:p><text:s/>－1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796" calcext:value-type="float">
            <text:p>79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2" table:style-name="ce36" office:value-type="float" office:value="63" calcext:value-type="float">
            <text:p>6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96" calcext:value-type="float">
            <text:p>96</text:p>
          </table:table-cell>
          <table:table-cell table:number-columns-repeated="3" table:style-name="ce36" office:value-type="float" office:value="0" calcext:value-type="float">
            <text:p>-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83" calcext:value-type="float">
            <text:p>78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82" calcext:value-type="float">
            <text:p>82</text:p>
          </table:table-cell>
          <table:table-cell table:number-columns-repeated="3" table:style-name="ce36" office:value-type="float" office:value="0" calcext:value-type="float">
            <text:p>-</text:p>
          </table:table-cell>
          <table:table-cell table:style-name="ce36" office:value-type="float" office:value="266" calcext:value-type="float">
            <text:p>26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13" calcext:value-type="float">
            <text:p>13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23" calcext:value-type="float">
            <text:p>42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3" table:style-name="ce37" office:value-type="float" office:value="0" calcext:value-type="float">
            <text:p>-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0" calcext:value-type="float">
            <text:p>-</text:p>
          </table:table-cell>
          <table:table-cell table:style-name="ce37" office:value-type="float" office:value="141" calcext:value-type="float">
            <text:p>14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25" calcext:value-type="float">
            <text:p><text:s/>－2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373" calcext:value-type="float">
            <text:p>37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38" calcext:value-type="float">
            <text:p>3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21" calcext:value-type="float">
            <text:p>121</text:p>
          </table:table-cell>
          <table:table-cell table:number-columns-repeated="2" table:style-name="ce42" office:value-type="float" office:value="50" calcext:value-type="float">
            <text:p>50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75" calcext:value-type="float">
            <text:p>7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62" calcext:value-type="float">
            <text:p>6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51" calcext:value-type="float">
            <text:p>25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0" calcext:value-type="float">
            <text:p>10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2" calcext:value-type="float">
            <text:p><text:s/>－2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4" calcext:value-type="float">
            <text:p>12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32" calcext:value-type="float">
            <text:p>3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3" calcext:value-type="float">
            <text:p>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" calcext:value-type="float">
            <text:p><text:s/>－3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6" calcext:value-type="float">
            <text:p>6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5年4月6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moi1726/%E7%B6%9C%E5%90%88/%E8%BD%89%E6%AA%94/popu/%E6%96%B0%E8%A1%A8%E8%99%9F02,07~11-%E9%80%A3%E7%B5%90(%E5%85%AC%E5%BC%8F)%E6%AA%94105.3.xls'#$''.$G$5]"/>
        <table:named-expression table:name="出生" table:base-cell-address="$遷徙.$A$1" table:expression="['file:///D:/moi1726/%E7%B6%9C%E5%90%88/%E8%BD%89%E6%AA%94/popu/%E6%96%B0%E8%A1%A8%E8%99%9F02,07~11-%E9%80%A3%E7%B5%90(%E5%85%AC%E5%BC%8F)%E6%AA%94105.3.xls'#$''.$V$14:.$V$34]"/>
        <table:named-expression table:name="月底人口數" table:base-cell-address="$遷徙.$A$1" table:expression="['file:///D:/moi1726/%E7%B6%9C%E5%90%88/%E8%BD%89%E6%AA%94/popu/%E6%96%B0%E8%A1%A8%E8%99%9F02,07~11-%E9%80%A3%E7%B5%90(%E5%85%AC%E5%BC%8F)%E6%AA%94105.3.xls'#$''.$AT$14:.$AU$34]"/>
        <table:named-expression table:name="死亡" table:base-cell-address="$遷徙.$A$1" table:expression="['file:///D:/moi1726/%E7%B6%9C%E5%90%88/%E8%BD%89%E6%AA%94/popu/%E6%96%B0%E8%A1%A8%E8%99%9F02,07~11-%E9%80%A3%E7%B5%90(%E5%85%AC%E5%BC%8F)%E6%AA%94105.3.xls'#$''.$Y$14:.$Y$34]"/>
        <table:named-expression table:name="結婚" table:base-cell-address="$遷徙.$A$1" table:expression="['file:///D:/moi1726/%E7%B6%9C%E5%90%88/%E8%BD%89%E6%AA%94/popu/%E6%96%B0%E8%A1%A8%E8%99%9F02,07~11-%E9%80%A3%E7%B5%90(%E5%85%AC%E5%BC%8F)%E6%AA%94105.3.xls'#$''.$L$14:.$L$34]"/>
        <table:named-expression table:name="鄰數戶數" table:base-cell-address="$遷徙.$A$1" table:expression="['file:///D:/moi1726/%E7%B6%9C%E5%90%88/%E8%BD%89%E6%AA%94/popu/%E6%96%B0%E8%A1%A8%E8%99%9F02,07~11-%E9%80%A3%E7%B5%90(%E5%85%AC%E5%BC%8F)%E6%AA%94105.3.xls'#$''.$AQ$14:.$AR$34]"/>
        <table:named-expression table:name="離婚" table:base-cell-address="$遷徙.$A$1" table:expression="['file:///D:/moi1726/%E7%B6%9C%E5%90%88/%E8%BD%89%E6%AA%94/popu/%E6%96%B0%E8%A1%A8%E8%99%9F02,07~11-%E9%80%A3%E7%B5%90(%E5%85%AC%E5%BC%8F)%E6%AA%94105.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4-06T17:50:50</meta:creation-date>
    <dc:creator>溫麗華</dc:creator>
    <dc:date>2016-04-06T17:51:44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